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FilterTest_field.test_valuefilte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ueFilterTest_field.test_valuefilte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ueFilterTest_field.test_valu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ueFilterTest_field.test_toJSON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ueFilterTest_field.test_valu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ueFilterTest_field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